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Droid Sans Japanese" svg:font-family="'Droid Sans Japanese'" style:font-family-generic="swiss"/>
    <style:font-face style:name="Arial1" svg:font-family="Arial" style:font-family-generic="swiss" style:font-pitch="variable"/>
    <style:font-face style:name="Lohit Hindi" svg:font-family="'Lohit Hind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ke an interactive map</text:p>
      <text:p text:style-name="Standard"/>
      <text:p text:style-name="Standard">#) Download or open the template spreadsheet.</text:p>
      <text:p text:style-name="Standard"><text:a xlink:type="simple" xlink:href="https://docs.google.com/spreadsheet/ccc?key=0AvrBsqnoDoPgdEdjNWxyeGJPclVqYTFnOHFzTE5KUEE#gid=0">https://docs.google.com/spreadsheet/ccc?key=0AvrBsqnoDoPgdEdjNWxyeGJPclVqYTFnOHFzTE5KUEE#gid=0</text:a></text:p>
      <text:p text:style-name="Standard"/>
      <text:p text:style-name="Standard">#) Do not change column one (country code). You may change column two (label), say to label countries in a different language; however, you must not delete this column.</text:p>
      <text:p text:style-name="Standard"/>
      <text:p text:style-name="Standard">#) Add your own columns and fill in the information. Make sure each column has a heading in the first row.</text:p>
      <text:p text:style-name="Standard"/>
      <text:p text:style-name="Standard">#) You may delete countries for which you have no data. These countries will be gray in the map and the user will not be able to select them.</text:p>
      <text:p text:style-name="Standard"/>
      <text:p text:style-name="Standard">#) You may also choose to retain or delete the “World” row, which can optionally be shown when the visualization first loads.</text:p>
      <text:p text:style-name="Standard"/>
      <text:p text:style-name="Standard">#) Once complete, save your spreadsheet on Google Drive or export it as a CSV (comma-separated values) file from your desktop software.</text:p>
      <text:p text:style-name="Standard"/>
      <text:p text:style-name="Standard">#) Goto the wizard at:</text:p>
      <text:p text:style-name="Standard">?????</text:p>
      <text:p text:style-name="Standard"/>
      <text:p text:style-name="Standard">#) Enter the requested information.</text:p>
      <text:p text:style-name="Standard"/>
      <text:p text:style-name="Standard">#) If you have a logo you would like to display, provide the online location (url) of this logo. If you do not have a logo, you may leave this field blank and provide a text title.</text:p>
      <text:p text:style-name="Standard"/>
      <text:p text:style-name="Standard">#) Select your file from Google Drive or upload the file from your computer. Click “next”</text:p>
      <text:p text:style-name="Standard"/>
      <text:p text:style-name="Standard">#) Provide the requested information or keep the defaults. For each column in your document, you will be asked additional information.</text:p>
      <text:p text:style-name="Standard"/>
      <text:p text:style-name="Standard">Statistic Type:</text:p>
      <text:p text:style-name="Standard">Main Statistic – One column (statistic) should be designated the main statistic, which will be used to color the countries on the map.</text:p>
      <text:p text:style-name="Standard">Alternative Statistic – Any number of other columns (or no other columns) may be designated “alternative statistics” which will be available for the user to click and recolor the map by that statistic.</text:p>
      <text:p text:style-name="Standard">No Legend – This indicates the column should not be used to shade the countries.</text:p>
      <text:p text:style-name="Standard"/>
      <text:p text:style-name="Standard">For Main Statistic or Alternative Statistic columns, please provide a “Legend Title” to appear on the left hand bar. These columns must also have a scale by which to shade with labels, cutpoints, and colors.</text:p>
      <text:p text:style-name="Standard"/>
      <text:p text:style-name="Standard">Cutpoints determine what values appear in each category/label. The cutpoints can be integers (50) or decimal numbers (50.5). Data points are matched to the category which has the smallest cutpoint strictly greater than the data point value. The user-specified cutpoint for the final (greatest) category is ignored and defined as positive infinity. </text:p>
      <text:p text:style-name="Standard"/>
      <text:p text:style-name="Standard">For example, if there is a scale such as:</text:p>
      <text:p text:style-name="Standard"><text:soft-page-break/>Label: Group 1, Cutpoint 25</text:p>
      <text:p text:style-name="Standard">Label Group 2, Cutpoint 50</text:p>
      <text:p text:style-name="Standard">Label Group 4, Cutpoint 75</text:p>
      <text:p text:style-name="Standard">Label Group 5, Cutpoint 100</text:p>
      <text:p text:style-name="Standard"/>
      <text:p text:style-name="Standard">Then, a datapoint with the value 20 will be in Group 1. The value 25 will be in Group 2 as will the value 49. The value -50 (note the negative sign) will be in Group 1. The value 1,000 will be in Group 5.</text:p>
      <text:p text:style-name="Standard"/>
      <text:p text:style-name="Standard">Colors are difficult to set for any visualization. Some example scales are available at http://colorbrewer2.org . To import colors from colorbrewer, first add your labels and cutpoints. Then open a new tab/window and go to color brewer. Pick your colors you wish to use. Select “Hex” under “pick your color system” and then click “Export your colors”. Copy the information in the textarea under “simple copy-n-paste”. Return to the visualization wizard, click “Import colors”, and paste the values (use ctrl+v on PC or cmd+v on Mac) into the dialogue box that opens and click ok.</text:p>
      <text:p text:style-name="Standard"/>
      <text:p text:style-name="Standard">For each column, you must also decide how (if at all) it appears in the right-hand information panel when a country is clicked. The current options are “bar” – display the value as one bar in a bar graph – or text – display the information directly as it appears in the spreadsheet in text format. Examples of both options can be seen in the Literacy demo. Male, female, and total literacy are “bar” while “year” and “definition” are text. If a column should not appear in the right-hand panel, select “Not in panel”.</text:p>
      <text:p text:style-name="Standard"/>
      <text:p text:style-name="Standard">For “text” or “bar”, please provide a short label for the column. This will appear under the bar or to the left of the text. For “bar”, please further provide the color the bar should be (Statistic colour).</text:p>
      <text:p text:style-name="Standard"/>
      <text:p text:style-name="Standard">Repeat this for each column (statistic). If two statistics have the same scale, you may copy the labels, cutpoints, and colors from another statistic using the “Copy from...” dropdown menu.</text:p>
      <text:p text:style-name="Standard"/>
      <text:p text:style-name="Standard">Review the information and then click “submit”.</text:p>
      <text:p text:style-name="Standard"/>
      <text:p text:style-name="Standard">This will create a zip file with all the components necessary to run your visualization. You will also be able to view your visualization temporarily on the server. The visualization will be removed from the server after approximately XX hours.</text:p>
      <text:p text:style-name="Standard"/>
      <text:p text:style-name="Standard">The visualization may be hosted on any standard web server. Simply extract <text:s/>the zip file you downloaded and upload all its contents to a location of your choice.</text:p>
      <text:p text:style-name="Standard"/>
      <text:p text:style-name="Standard">If you later spot an error with your visualization, you may return to the wizard. Alternatively, (and probably more easily at the moment) you can open the config.json file from the zip file with any standard text editor. Simply look for the typo, etc., correct it, and sav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Droid Sans Japanese" svg:font-family="'Droid Sans Japanese'" style:font-family-generic="swiss"/>
    <style:font-face style:name="Arial1" svg:font-family="Arial" style:font-family-generic="swiss"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Droid Sans Japanese"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roid Sans Japanese"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asian="Droid Sans Japanese"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name-asian="Droid Sans Japanese"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name-asian="Droid Sans Japanese"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ott </meta:initial-creator>
    <meta:creation-date>2012-10-07T21:47:42</meta:creation-date>
    <dc:date>2012-10-07T22:33:16</dc:date>
    <dc:creator>Scott </dc:creator>
    <meta:editing-duration>PT19M48S</meta:editing-duration>
    <meta:editing-cycles>3</meta:editing-cycles>
    <meta:generator>LibreOffice/3.5$Linux_X86_64 LibreOffice_project/350m1$Build-2</meta:generator>
    <meta:document-statistic meta:table-count="0" meta:image-count="0" meta:object-count="0" meta:page-count="2" meta:paragraph-count="34" meta:word-count="835" meta:character-count="4858" meta:non-whitespace-character-count="4055"/>
  </office:meta>
</office:document-meta>
</file>